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: liste d’objets</text:p>
      <text:p text:style-name="Standard"/>
      <text:p text:style-name="Standard">Parmi les éléments suivants, lesquels sont des objets, et pourquoi ?</text:p>
      <text:p text:style-name="Standard"/>
      <text:p text:style-name="Standard"><text:tab/>Le poste de télévision du salon :<text:tab/>oui</text:p>
      <text:p text:style-name="Standard"><text:tab/>La qualité du compilateur : <text:tab/><text:tab/>non</text:p>
      <text:p text:style-name="Standard"><text:tab/>La deuxième guerre mondiale : <text:tab/>oui</text:p>
      <text:p text:style-name="Standard"><text:tab/>James Rumbaugh : <text:tab/><text:tab/><text:tab/>oui</text:p>
      <text:p text:style-name="Standard"><text:tab/>La racine carrée de 4 : <text:tab/><text:tab/>non, calcul</text:p>
      <text:p text:style-name="Standard"><text:tab/>Une transaction boursière : <text:tab/><text:tab/>oui</text:p>
      <text:p text:style-name="Standard"><text:tab/>La vitesse de la lumière : <text:tab/><text:tab/>non, consta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12T05:44:18.01</meta:creation-date>
    <dc:date>2020-06-18T08:41:13.27</dc:date>
    <meta:editing-duration>PT7M41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9" meta:word-count="60" meta:character-count="340"/>
  </office:meta>
</office:document-meta>
</file>